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font-name="Arial" fo:font-size="8pt" style:font-size-asian="8pt" style:font-size-complex="8pt"/>
    </style:style>
    <style:style style:name="P4" style:family="paragraph" style:parent-style-name="Standard">
      <style:paragraph-properties fo:text-align="justify"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fo:break-before="page"/>
      <style:text-properties style:font-name="Arial"/>
    </style:style>
    <style:style style:name="P6" style:family="paragraph" style:parent-style-name="Text_20_body">
      <style:paragraph-properties fo:text-align="justify" style:justify-single-word="false" style:writing-mode="lr-tb"/>
      <style:text-properties style:font-name="Arial"/>
    </style:style>
    <style:style style:name="P7" style:family="paragraph" style:parent-style-name="Text_20_body">
      <style:paragraph-properties fo:text-align="justify" style:justify-single-word="false" style:writing-mode="lr-tb"/>
    </style:style>
    <style:style style:name="P8" style:family="paragraph" style:parent-style-name="Text_20_body">
      <style:paragraph-properties fo:text-align="justify" style:justify-single-word="false"/>
      <style:text-properties style:font-name="Arial"/>
    </style:style>
    <style:style style:name="P9" style:family="paragraph" style:parent-style-name="Text_20_body">
      <style:paragraph-properties fo:margin-left="1.251cm" fo:margin-right="0cm" fo:text-align="justify" style:justify-single-word="false" fo:text-indent="0cm" style:auto-text-indent="false" style:writing-mode="lr-tb"/>
      <style:text-properties style:font-name="Arial"/>
    </style:style>
    <style:style style:name="P10" style:family="paragraph" style:parent-style-name="Text_20_body">
      <style:paragraph-properties fo:margin-left="0cm" fo:margin-right="0cm" fo:text-align="justify" style:justify-single-word="false" fo:text-indent="0cm" style:auto-text-indent="false" style:writing-mode="lr-tb"/>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list-style-name="L1">
      <style:paragraph-properties fo:text-align="justify" style:justify-single-word="false"/>
      <style:text-properties style:font-name="Arial"/>
    </style:style>
    <style:style style:name="P13" style:family="paragraph" style:parent-style-name="Standard" style:list-style-name="L3">
      <style:paragraph-properties fo:text-align="justify" style:justify-single-word="false"/>
      <style:text-properties style:font-name="Arial"/>
    </style:style>
    <style:style style:name="P14" style:family="paragraph" style:parent-style-name="Standard" style:list-style-name="L4">
      <style:paragraph-properties fo:text-align="justify" style:justify-single-word="false"/>
      <style:text-properties style:font-name="Arial"/>
    </style:style>
    <style:style style:name="P15" style:family="paragraph" style:parent-style-name="Standard" style:list-style-name="L6">
      <style:paragraph-properties fo:text-align="justify" style:justify-single-word="false"/>
      <style:text-properties style:font-name="Arial"/>
    </style:style>
    <style:style style:name="P16" style:family="paragraph" style:parent-style-name="Standard">
      <style:paragraph-properties fo:text-align="justify" style:justify-single-word="false" fo:break-before="page"/>
      <style:text-properties style:font-name="Arial"/>
    </style:style>
    <style:style style:name="P17" style:family="paragraph" style:parent-style-name="Text_20_body" style:list-style-name="L8">
      <style:paragraph-properties fo:margin-left="1.251cm" fo:margin-right="0cm" fo:margin-top="0cm" fo:margin-bottom="0cm" fo:text-align="justify" style:justify-single-word="false" fo:text-indent="0cm" style:auto-text-indent="false"/>
    </style:style>
    <style:style style:name="P18" style:family="paragraph" style:parent-style-name="Text_20_body">
      <style:paragraph-properties fo:margin-left="0cm" fo:margin-right="0cm" fo:margin-top="0cm" fo:margin-bottom="0cm" fo:text-align="justify" style:justify-single-word="false" fo:text-indent="0cm" style:auto-text-indent="false"/>
    </style:style>
    <style:style style:name="P19" style:family="paragraph" style:parent-style-name="Text_20_body" style:list-style-name="L8">
      <style:paragraph-properties fo:margin-left="0cm" fo:margin-right="0cm" fo:margin-top="0cm" fo:margin-bottom="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D Práctica 1</text:p>
      <text:p text:style-name="P4">HERRAMIENTAS DE SEGURIDAD</text:p>
      <text:p text:style-name="P1"/>
      <text:p text:style-name="P2">Introducción</text:p>
      <text:p text:style-name="P1"/>
      <text:p text:style-name="P1">Puntuación Máxima: <text:s/>50 puntos.</text:p>
      <text:p text:style-name="P1"/>
      <text:p text:style-name="P1"><text:tab/>Responsabilidad individual: 20 puntos.</text:p>
      <text:p text:style-name="P1"><text:tab/>Responsabilidad grupal: 25 puntos.</text:p>
      <text:p text:style-name="P1"><text:tab/>Ejercicio de roles: 5 puntos.</text:p>
      <text:p text:style-name="P1"/>
      <text:p text:style-name="P1">En esta práctica vais a probar distintas herramientas que se suelen emplear para comprobar la seguridad de un sistema informático.</text:p>
      <text:p text:style-name="P1"/>
      <text:p text:style-name="P1">Concretamente, probaréis cuatro tipos de herramientas:</text:p>
      <text:p text:style-name="P1"/>
      <text:list xml:id="list2186380794848561628" text:style-name="L1">
        <text:list-item>
          <text:p text:style-name="P12">Escáner de vulnerabilidades (Nessus Home, OpenVAS, Nexpose o similar).</text:p>
        </text:list-item>
        <text:list-item>
          <text:p text:style-name="P12">Sistema de detección de intrusos (SNORT, Suricata, Sagan o similar).</text:p>
        </text:list-item>
        <text:list-item>
          <text:p text:style-name="P12">Herramienta de comprobación de integridad de ficheros (Tripwire, AIDE, Rkhunter, sfc, dsim...).</text:p>
        </text:list-item>
        <text:list-item>
          <text:p text:style-name="P12">Herramienta de comprobación de fortaleza de contraseñas (John the Ripper, Rainbowcrack, Hydra o similar).</text:p>
        </text:list-item>
      </text:list>
      <text:p text:style-name="P1"/>
      <text:p text:style-name="P1">En la parte grupal tendréis que explicar el plan de aplicación de las herramientas anteriores en un escenario real. Además, usaréis técnicas básicas de pentesting y de explotación de vulnerabilidades.</text:p>
      <text:p text:style-name="P1"/>
      <text:p text:style-name="P3"/>
      <text:p text:style-name="P2">Responsabilidades y roles</text:p>
      <text:p text:style-name="P1"/>
      <text:p text:style-name="P1">Responsabilidades individuales:</text:p>
      <text:p text:style-name="P1"/>
      <text:p text:style-name="P1">Alumno 1: Documentación del uso y funcionamiento del escáner de vulnerabilidades. Debes incluir información exhaustiva de todas las opciones de configuración de alertas.</text:p>
      <text:p text:style-name="P1"/>
      <text:p text:style-name="P1">Alumno 2: Documentación del uso y funcionamiento de la herramienta de comprobación de integridad de ficheros. Debes incluir información exhaustiva de todas las opciones de configuración de alertas.</text:p>
      <text:p text:style-name="P1"/>
      <text:p text:style-name="P1">Alumno 3: Documentación del uso y funcionamiento del sistema de detección de intrusos. Debes incluir información exhaustiva de todas las opciones de configuración de alertas. Documentación del uso y funcionamiento de la herramienta de comprobación de fortaleza de contraseñas.</text:p>
      <text:p text:style-name="P1"/>
      <text:p text:style-name="P1">Cada componente del grupo elaborará un vídeo corto con la instalación y configuración de las herramientas elegidas y lo pondrá a disposición del resto del grupo y del profesor. También elaborará un breve documento en el que incluya la información más relevante</text:p>
      <text:p text:style-name="P1"/>
      <text:p text:style-name="P1"/>
      <text:p text:style-name="P5">Las responsabilidades grupales consisten en:</text:p>
      <text:p text:style-name="P1"/>
      <text:p text:style-name="P1">R1. Documentad la puesta en producción real de las distintas herramientas utilizadas en las responsabilidades individuales en un escenario en el que tenemos una máquina con un servicio Nginx y otro Postgres que son accedidos por una máquina cliente Windows y otra Linux.</text:p>
      <text:p text:style-name="P1"/>
      <text:p text:style-name="P1">Debéis crear los usuarios que consideréis necesarios. En dicha documentación debe incluirse también las conclusiones sobre la utilidad de cada herramienta, las dificultades encontradas a la hora de aplicarlas a un caso real y en qué contexto veis necesaria su utilización.</text:p>
      <text:p text:style-name="P1"/>
      <text:p text:style-name="P1">R2. Reconocimiento pasivo y activo.</text:p>
      <text:p text:style-name="P1"/>
      <text:p text:style-name="P8"><text:bookmark text:name="yui_3_17_2_1_1695295182327_33"/>El primer paso que se suele hacer en cualquier ataque (o en una prueba de pentesting) es obtener la máxima información posible del enemigo. A esta fase se le llama reconocimiento y hay dos tipos: ACTIVO Y PASIVO</text:p>
      <text:p text:style-name="P6">En el reconocimiento pasivo buscas información que sea pública y esté al alcance de cualquiera. Por ejemplo, puedes buscar en servidores DNS públicos, mirar perfiles en redes profesionales para obtener correos de empleados, obtener información de la misma página web de la empresa...</text:p>
      <text:p text:style-name="P6">En el reconocimiento activo se entra en contacto directo con la empresa y es más fácil ser descubierto: intentos de acceder a las máquinas del dominio, llamadas a empleados para obtener información usando ingeniería social, etc...</text:p>
      <text:p text:style-name="P6">El reconocimiento activo muchas veces puede tener consecuencias legales para el atacante. El pasivo no.</text:p>
      <text:p text:style-name="P6">Realizad un vídeo en el que realicéis las acciones de reconocimiento pasivo y activo que se enumeran a continuación.</text:p>
      <text:p text:style-name="P7"><text:span text:style-name="Strong_20_Emphasis"><text:span text:style-name="T2">Reconocimiento Pasivo:</text:span></text:span></text:p>
      <text:p text:style-name="P9">1. Usad el comando whois para averiguar información de un dominio.</text:p>
      <text:p text:style-name="P9">2. Usad nslookup y dig para obtener toda la información posible de un dominio.</text:p>
      <text:p text:style-name="P9">3. Usad DNSDumpster para obtener un esquema de los departamentos de una empresa.</text:p>
      <text:p text:style-name="P9">4. Intentad localizar con Shodan u otras herramientas similares las máquinas expuestas por una empresa.</text:p>
      <text:p text:style-name="P10"><text:span text:style-name="Strong_20_Emphasis"><text:span text:style-name="T2">Reconocimiento Activo:</text:span></text:span></text:p>
      <text:p text:style-name="P9">5. Utilizad Wappalyzer para obtener información del Gonzalo Nazareno.</text:p>
      <text:p text:style-name="P9">6. Buscad la utilidad del comando nc y aplicadlo en un caso concreto.</text:p>
      <text:p text:style-name="P9">7. Buscad la forma de utilizar el comando nmap para conocer las máquinas de una red usando ARP Scan y explica en qué se basa su funcionamiento capturando el tráfico generado con Wireshark.</text:p>
      <text:p text:style-name="P9"><text:soft-page-break/>8. Buscad la forma de utilizar el comando nmap para conocer las máquinas de una red usando ICMP Scan y explica en qué se basa su funcionamiento capturando el tráfico generado con Wireshark.</text:p>
      <text:list xml:id="list10817317595944591" text:style-name="L8">
        <text:list-item>
          <text:p text:style-name="P17"><text:span text:style-name="T2">Buscad la forma de identificar los servicios que ofrece una máquina usando en nmap la técnica TCP SYN Ping y haz una pequeña prueba sobre una MV con Postgres accesible desde la tuya. Explicad en qué se basa su funcionamiento usando Wireshark.</text:span></text:p>
          <text:p text:style-name="P19"><text:span text:style-name="T2"/></text:p>
          <text:p text:style-name="P19"><text:span text:style-name="T2">R3. Crea un honeypot a partir de una máquina Metasploitable 3 o similar. Toma el control del mismo aprovechando tres vulnerabilidades diferentes. Realizad un video explicando el proceso. Cada vulnerabilidad debe ser realizada por un miembro distinto del equipo</text:span></text:p>
        </text:list-item>
      </text:list>
      <text:p text:style-name="P18"><text:span text:style-name="T2"/></text:p>
      <text:list xml:id="list40301662" text:continue-numbering="true" text:style-name="L8">
        <text:list-header>
          <text:p text:style-name="P19"><text:span text:style-name="T2">R4. Localizad un servidor de Minecraft vulnerable a </text:span><text:span text:style-name="T3">CVE-2021-44228. Explicad cómo se parchea esta vulnerabilidad. Grabad un vídeo demostrando cómo se puede atacar un servidor vulnerable a CVE-2021-44228. Recordad que debe ser un servidor propio para no tener problemas legales.</text:span></text:p>
        </text:list-header>
      </text:list>
      <text:p text:style-name="P1"/>
      <text:p text:style-name="P1"/>
      <text:p text:style-name="P1">Los roles a desempeñar serán los siguientes:</text:p>
      <text:p text:style-name="P1"/>
      <text:p text:style-name="P1"><text:span text:style-name="T1">Coordinador (Alumno 1)</text:span>:</text:p>
      <text:p text:style-name="P1"/>
      <text:list xml:id="list5966863365607845941" text:style-name="L3">
        <text:list-item>
          <text:p text:style-name="P13">Coordina el trabajo de todo el equipo de forma que la práctica se termine en el plazo previsto.</text:p>
        </text:list-item>
        <text:list-item>
          <text:p text:style-name="P13">Cuidará que el tono de voz del debate sea razonable y centrará el mismo para llegar a una conclusión en el tiempo establecido por el profesor.</text:p>
        </text:list-item>
      </text:list>
      <text:p text:style-name="P1"/>
      <text:p text:style-name="P1"><text:span text:style-name="T1">Portavoz (Alumno 2)</text:span>:</text:p>
      <text:p text:style-name="P1"/>
      <text:list xml:id="list4239435906624195255" text:style-name="L4">
        <text:list-item>
          <text:p text:style-name="P14">Es el interlocutor del equipo con el profesor.</text:p>
        </text:list-item>
        <text:list-item>
          <text:p text:style-name="P14">Podrá presentar una de las partes de la práctica ante el grupo.</text:p>
        </text:list-item>
      </text:list>
      <text:p text:style-name="P1"/>
      <text:p text:style-name="P1"><text:span text:style-name="T1">Secretario (Alumno 3)</text:span>:</text:p>
      <text:p text:style-name="P1"/>
      <text:list xml:id="list6835952169978177895" text:style-name="L6">
        <text:list-item>
          <text:p text:style-name="P15">Cuida la expresión escrita en la documentación entregada.</text:p>
        </text:list-item>
      </text:list>
      <text:p text:style-name="P1"/>
      <text:p text:style-name="P1"/>
      <text:p text:style-name="P1"/>
      <text:p text:style-name="P5">Rúbrica:</text:p>
      <text:p text:style-name="P1"/>
      <text:p text:style-name="P1">RI1: Escáneres de Vulnerabilidades</text:p>
      <text:p text:style-name="P1"/>
      <text:p text:style-name="P1">Instalación y Configuración Inicial</text:p>
      <text:p text:style-name="P1">Prueba de Uso en un Host</text:p>
      <text:p text:style-name="P1">Prueba de Uso en Red</text:p>
      <text:p text:style-name="P1">Monitorización continua de una red</text:p>
      <text:p text:style-name="P1">Alertas por correo electrónico</text:p>
      <text:p text:style-name="P1">Análisis de los informes obtenidos</text:p>
      <text:p text:style-name="P1">Demostración de parcheos de vulnerabilidades reales</text:p>
      <text:p text:style-name="P1"/>
      <text:p text:style-name="P1">RI2: Sistemas de Detección de Intrusos (SDI)</text:p>
      <text:p text:style-name="P1"/>
      <text:p text:style-name="P1">Instalación</text:p>
      <text:p text:style-name="P1">Configuración de Red. Estudio de la ubicación del software.</text:p>
      <text:p text:style-name="P1">Reglas por Defecto. Concepto y ejemplos de funcionamiento.</text:p>
      <text:p text:style-name="P1">Reglas Propias. Ejemplos de funcionamiento</text:p>
      <text:p text:style-name="P1">Opciones de las Reglas. Casos de Uso</text:p>
      <text:p text:style-name="P1">Demostración del funcionamiento del SDI en una red.</text:p>
      <text:p text:style-name="P1">Alertas por correo electrónico</text:p>
      <text:p text:style-name="P1">Casos de uso de las distintas acciones posibles</text:p>
      <text:p text:style-name="P1"/>
      <text:p text:style-name="P1">RI3: Integridad de Ficheros y Fortaleza de Contraseñas.</text:p>
      <text:p text:style-name="P1"/>
      <text:p text:style-name="P1">Integridad. Instalación y Configuración.</text:p>
      <text:p text:style-name="P1">Integridad. Monitorización continua y uso desatendido</text:p>
      <text:p text:style-name="P1">Integridad. Alertas por correo electrónico</text:p>
      <text:p text:style-name="P1">Integridad en sistemas Windows</text:p>
      <text:p text:style-name="P1">Actualizaciones automáticas.</text:p>
      <text:p text:style-name="P1">Integridad.Snapshots</text:p>
      <text:p text:style-name="P1">Integridad.Demostración de uso en casos reales</text:p>
      <text:p text:style-name="P1">Integridad.Uso desatendido</text:p>
      <text:p text:style-name="P1"/>
      <text:p text:style-name="P1">Contraseñas. Instalación</text:p>
      <text:p text:style-name="P1">Contraseñas. Demostración uso diccionario..</text:p>
      <text:p text:style-name="P1">Contraseñas. Demostración uso fuerza bruta.</text:p>
      <text:p text:style-name="P1">Contraseñas. Generación de diccionarios.</text:p>
      <text:p text:style-name="P1">Contraseñas. Demostración de crackeo de Linux</text:p>
      <text:p text:style-name="P1">Contraseñas. Demostración de crackeo de Windows</text:p>
      <text:p text:style-name="P1">Contraseñas. Demostración de crackeo de usuarios de Nginx</text:p>
      <text:p text:style-name="P1">Contraseñas. Demostración de crackeo de usuarios de Postgres.</text:p>
      <text:p text:style-name="P1"/>
      <text:p text:style-name="P1">RG1: </text:p>
      <text:p text:style-name="P1"/>
      <text:p text:style-name="P1">Sobre el escenario:</text:p>
      <text:p text:style-name="P1"/>
      <text:p text:style-name="P1">Programación OpenVAS o herramienta similar.</text:p>
      <text:p text:style-name="P1">Parcheo de alguna vulnerabilidad.</text:p>
      <text:p text:style-name="P1">SDI. <text:s/>Demostración en ataque de escaneo de puertos</text:p>
      <text:p text:style-name="P1">SDI. Demostración en DoS a nginx</text:p>
      <text:p text:style-name="P1">SDI. Demostración en caso de SQLInjection</text:p>
      <text:p text:style-name="P1"><text:soft-page-break/>Configuración de alertas de correo en las distintas herramientas.</text:p>
      <text:p text:style-name="P1">Monitorización continua de integridad en todos los sistemas</text:p>
      <text:p text:style-name="P1">Monitorización continua de fortaleza de todas las contraseñas</text:p>
      <text:p text:style-name="P1"/>
      <text:p text:style-name="P1">RG2: Cada uno de los nueve apartados.</text:p>
      <text:p text:style-name="P1"/>
      <text:p text:style-name="P1">RG3: Se valora la claridad en la explicación del proceso por parte de cada miembro del equipo.</text:p>
      <text:p text:style-name="P1"/>
      <text:p text:style-name="P1">RG4: Se valora la claridad en la explicación del proces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0T11:03:09.630848690</meta:creation-date>
    <dc:date>2025-09-30T20:02:50.50</dc:date>
    <meta:editing-duration>PT3H44M</meta:editing-duration>
    <meta:editing-cycles>33</meta:editing-cycles>
    <meta:generator>OpenOffice/4.1.15$Win32 OpenOffice.org_project/4115m2$Build-9813</meta:generator>
    <meta:document-statistic meta:table-count="0" meta:image-count="0" meta:object-count="0" meta:page-count="5" meta:paragraph-count="99" meta:word-count="1141" meta:character-count="7565"/>
  </office:meta>
</office:document-meta>
</file>